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lement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Attribute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tartElement( ParsingContext parsingContext , Locator location , String namespaceURI , String localName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rtElement.execute( XMLConsumer consumer , ExpressionContext expressionContext , ExecutionContext executionContext , MacroContext macroContext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rtElement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etEndElement( EndElement end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